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1a8057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203291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1a6152" style:font-size-asian="12pt" style:font-size-complex="12pt"/>
    </style:style>
    <style:style style:name="P4" style:family="paragraph" style:parent-style-name="Standard">
      <style:text-properties officeooo:paragraph-rsid="00180013"/>
    </style:style>
    <style:style style:name="P5" style:family="paragraph" style:parent-style-name="Standard">
      <style:text-properties fo:color="#0000cc" loext:opacity="100%" style:font-name="Arial" fo:font-size="14pt" officeooo:rsid="00180013" officeooo:paragraph-rsid="00180013" style:font-size-asian="14pt" style:font-size-complex="14pt"/>
    </style:style>
    <style:style style:name="P6" style:family="paragraph" style:parent-style-name="Standard">
      <style:text-properties fo:color="#0000cc" loext:opacity="100%" style:font-name="Arial" fo:font-size="14pt" officeooo:rsid="001a6152" officeooo:paragraph-rsid="00180013" style:font-size-asian="14pt" style:font-size-complex="14pt"/>
    </style:style>
    <style:style style:name="P7" style:family="paragraph" style:parent-style-name="Standard">
      <style:text-properties fo:color="#0000cc" loext:opacity="100%" style:font-name="Arial" fo:font-size="14pt" officeooo:rsid="001a6152" officeooo:paragraph-rsid="00215a7e" style:font-size-asian="14pt" style:font-size-complex="14pt"/>
    </style:style>
    <style:style style:name="P8" style:family="paragraph" style:parent-style-name="Standard">
      <style:text-properties fo:color="#0000cc" loext:opacity="100%" style:font-name="Arial" fo:font-size="14pt" officeooo:rsid="001fd27a" officeooo:paragraph-rsid="00180013" style:font-size-asian="14pt" style:font-size-complex="14pt"/>
    </style:style>
    <style:style style:name="P9" style:family="paragraph" style:parent-style-name="Standard">
      <style:text-properties fo:color="#0000cc" loext:opacity="100%" officeooo:rsid="00180013" officeooo:paragraph-rsid="001fd27a"/>
    </style:style>
    <style:style style:name="P10" style:family="paragraph" style:parent-style-name="Standard">
      <style:text-properties fo:color="#0000cc" loext:opacity="100%" officeooo:rsid="00180013" officeooo:paragraph-rsid="00180013"/>
    </style:style>
    <style:style style:name="P11" style:family="paragraph" style:parent-style-name="Standard">
      <style:text-properties style:font-name="Arial" fo:font-size="14pt" officeooo:paragraph-rsid="00174928" style:font-size-asian="14pt" style:font-size-complex="14pt"/>
    </style:style>
    <style:style style:name="P12" style:family="paragraph" style:parent-style-name="Standard">
      <style:text-properties style:font-name="Arial" fo:font-size="12pt" officeooo:paragraph-rsid="001fd27a" style:font-size-asian="12pt" style:font-size-complex="12pt"/>
    </style:style>
    <style:style style:name="P13" style:family="paragraph" style:parent-style-name="Standard">
      <style:text-properties fo:font-size="12pt" officeooo:paragraph-rsid="001fd27a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f0f0f" loext:opacity="100%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0f0f0f" loext:opacity="100%" style:font-name="Arial" fo:font-size="14pt" fo:letter-spacing="normal" fo:font-style="italic" fo:font-weight="bold" officeooo:rsid="00180013" officeooo:paragraph-rsid="00215a7e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variant="normal" fo:text-transform="none" fo:color="#0f0f0f" loext:opacity="100%" style:font-name="Arial" fo:font-size="12pt" fo:letter-spacing="normal" fo:font-style="normal" fo:font-weight="bold" officeooo:rsid="00180013" officeooo:paragraph-rsid="00215a7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4pt" officeooo:paragraph-rsid="00215a7e" style:font-size-asian="14pt" style:font-size-complex="14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0000cc" loext:opacity="100%" officeooo:rsid="00180013" officeooo:paragraph-rsid="00215a7e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fo:color="#0000cc" loext:opacity="100%" style:font-name="Arial" fo:font-size="14pt" officeooo:rsid="00180013" officeooo:paragraph-rsid="00215a7e" style:font-size-asian="14pt" style:font-size-complex="14pt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color="#0000cc" loext:opacity="100%" style:font-name="Arial" fo:font-size="14pt" officeooo:rsid="001a6152" officeooo:paragraph-rsid="00215a7e" style:font-size-asian="14pt" style:font-size-complex="14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f0f0f" loext:opacity="100%" style:font-name="Arial" fo:font-size="14pt" fo:letter-spacing="normal" fo:font-style="normal" fo:font-weight="bold" officeooo:paragraph-rsid="00203291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Arial" fo:font-size="12pt" officeooo:rsid="001fe858" officeooo:paragraph-rsid="0029c5da" style:font-size-asian="12pt" style:font-size-complex="12pt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officeooo:paragraph-rsid="0029c5da"/>
    </style:style>
    <style:style style:name="P24" style:family="paragraph" style:parent-style-name="Standard">
      <style:text-properties fo:font-variant="normal" fo:text-transform="none" fo:color="#0f0f0f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f0f0f" loext:opacity="100%" style:font-name="Arial" fo:font-size="12pt" fo:letter-spacing="normal" fo:font-style="normal" fo:font-weight="bold" officeooo:paragraph-rsid="0023b09f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f0f0f" loext:opacity="100%" style:font-name="Arial" fo:font-size="12pt" fo:letter-spacing="normal" fo:font-style="normal" fo:font-weight="bold" officeooo:paragraph-rsid="0027d295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4pt" officeooo:paragraph-rsid="0023b09f" style:font-size-asian="14pt" style:font-size-complex="14pt"/>
    </style:style>
    <style:style style:name="P28" style:family="paragraph" style:parent-style-name="Standard">
      <style:text-properties fo:font-size="14pt" officeooo:paragraph-rsid="0027d295" style:font-size-asian="14pt" style:font-size-complex="14pt"/>
    </style:style>
    <style:style style:name="P29" style:family="paragraph" style:parent-style-name="Standard">
      <style:text-properties fo:font-size="12pt" officeooo:paragraph-rsid="0023b09f" style:font-size-asian="12pt" style:font-size-complex="12pt"/>
    </style:style>
    <style:style style:name="P30" style:family="paragraph" style:parent-style-name="Standard">
      <style:text-properties fo:font-size="12pt" officeooo:paragraph-rsid="0027d295" style:font-size-asian="12pt" style:font-size-complex="12pt"/>
    </style:style>
    <style:style style:name="P31" style:family="paragraph" style:parent-style-name="Standard">
      <style:text-properties style:font-name="Arial" fo:font-size="12pt" officeooo:paragraph-rsid="0023b09f" style:font-size-asian="12pt" style:font-size-complex="12pt"/>
    </style:style>
    <style:style style:name="P32" style:family="paragraph" style:parent-style-name="Standard">
      <style:text-properties style:font-name="Arial" fo:font-size="12pt" officeooo:paragraph-rsid="0027d295" style:font-size-asian="12pt" style:font-size-complex="12pt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f0f0f" loext:opacity="100%" style:font-name="Arial" fo:font-size="12pt" fo:letter-spacing="normal" fo:font-style="normal" fo:font-weight="bold" officeooo:paragraph-rsid="0023b09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f0f0f" loext:opacity="10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f0f0f" loext:opacity="100%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f0f0f" loext:opacity="100%" fo:letter-spacing="normal" fo:font-style="normal"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a6152" style:font-size-asian="14pt" style:font-size-complex="14pt"/>
    </style:style>
    <style:style style:name="T7" style:family="text">
      <style:text-properties style:font-name="Arial" fo:font-size="14pt" officeooo:rsid="001f11e3" style:font-size-asian="14pt" style:font-size-complex="14pt"/>
    </style:style>
    <style:style style:name="T8" style:family="text">
      <style:text-properties style:font-name="Arial" fo:font-size="14pt" officeooo:rsid="001fd27a" style:font-size-asian="14pt" style:font-size-complex="14pt"/>
    </style:style>
    <style:style style:name="T9" style:family="text">
      <style:text-properties style:font-name="Arial" fo:font-size="14pt" officeooo:rsid="00184b7b" style:font-size-asian="14pt" style:font-size-complex="14pt"/>
    </style:style>
    <style:style style:name="T10" style:family="text">
      <style:text-properties style:font-name="Arial" officeooo:rsid="0015ae5a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officeooo:rsid="0023b09f" style:font-size-asian="12pt" style:font-size-complex="12pt"/>
    </style:style>
    <style:style style:name="T13" style:family="text">
      <style:text-properties style:font-name="Arial" fo:font-size="12pt" officeooo:rsid="0027d295" style:font-size-asian="12pt" style:font-size-complex="12pt"/>
    </style:style>
    <style:style style:name="T14" style:family="text">
      <style:text-properties style:font-name="Arial" fo:font-size="12pt" officeooo:rsid="001fe858" style:font-size-asian="12pt" style:font-size-complex="12pt"/>
    </style:style>
    <style:style style:name="T15" style:family="text">
      <style:text-properties officeooo:rsid="001a8057"/>
    </style:style>
    <style:style style:name="T16" style:family="text">
      <style:text-properties officeooo:rsid="001f11e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3b09f"/>
    </style:style>
    <style:style style:name="T19" style:family="text">
      <style:text-properties officeooo:rsid="0027310d"/>
    </style:style>
    <style:style style:name="T20" style:family="text">
      <style:text-properties fo:color="#c9211e" loext:opacity="100%" officeooo:rsid="0023b09f"/>
    </style:style>
    <style:style style:name="T21" style:family="text">
      <style:text-properties fo:color="#c9211e" loext:opacity="100%" officeooo:rsid="0027310d"/>
    </style:style>
    <style:style style:name="T22" style:family="text">
      <style:text-properties fo:color="#2a6099" loext:opacity="100%" officeooo:rsid="0023b09f"/>
    </style:style>
    <style:style style:name="T23" style:family="text">
      <style:text-properties fo:color="#2a6099" loext:opacity="100%" officeooo:rsid="00273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ÀCTICA <text:span text:style-name="T16">1</text:span></text:p>
      <text:p text:style-name="P15">PROCEDIMENTS ENMAGATZEMATS / STORED PROCEDURES / FUNCIONS en PLPGSQL</text:p>
      <text:p text:style-name="P16"/>
      <text:p text:style-name="P17"><text:span text:style-name="T1">CREATE OR REPLACE FUNCTION </text:span><text:span text:style-name="T11"><text:s/>pri_insCli(a integer, b text, c integer, d integer) returns text as</text:span></text:p>
      <text:p text:style-name="P13"><text:span text:style-name="T4"><text:line-break/>$BODY$<text:line-break/>DECLARE<text:line-break/> <text:s/></text:span><text:span text:style-name="T10">sql</text:span><text:span text:style-name="T4"> text;</text:span></text:p>
      <text:p text:style-name="P12"><text:line-break/>BEGIN <text:line-break/> <text:s/>execute 'INSERT into clientes values ($1, $2, $3, $4)' using a, b, c, d;<text:line-break/> <text:s/>return '1'; </text:p>
      <text:p text:style-name="P12"><text:line-break/>EXCEPTION <text:line-break/> <text:s/>WHEN unique_violation THEN return '5'; <text:line-break/> <text:s/>WHEN not_null_violation THEN return '4'; <text:line-break/> <text:s/>WHEN foreign_key_violation THEN return '3'; <text:line-break/> <text:span text:style-name="T2"><text:line-break/></text:span><text:span text:style-name="T3">END<text:line-break/>$BODY$<text:line-break/>language PLPGsql;</text:span></text:p>
      <text:p text:style-name="P24"/>
      <text:p text:style-name="P24">---------------------------------------------------------------------------</text:p>
      <text:p text:style-name="P24"/>
      <text:p text:style-name="P27"><text:span text:style-name="T1">CREATE OR REPLACE FUNCTION </text:span><text:span text:style-name="T11"><text:s/>pri_insCli</text:span><text:span text:style-name="T13">2</text:span><text:span text:style-name="T11">(a integer, b text, c integer, d integer) returns text as</text:span></text:p>
      <text:p text:style-name="P29"><text:span text:style-name="T4"><text:line-break/>$BODY$<text:line-break/>DECLARE<text:line-break/> <text:s/></text:span><text:span text:style-name="T10">sql</text:span><text:span text:style-name="T4"> text;</text:span></text:p>
      <text:p text:style-name="P31"><text:line-break/>BEGIN </text:p>
      <text:p text:style-name="P32"><text:s text:c="2"/><text:span text:style-name="T18">sql := ‘INSERT into clientes values (‘ || a || ‘ , ‘ || </text:span><text:span text:style-name="T19">quote_literal(</text:span><text:span text:style-name="T18">b</text:span><text:span text:style-name="T19">)</text:span><text:span text:style-name="T18"> || ‘ , ‘ || c || ‘ , ‘ || d || ‘)’ ;</text:span><text:line-break/> <text:s/>return <text:span text:style-name="T18">sql</text:span>; </text:p>
      <text:p text:style-name="P25"><text:line-break/>EXCEPTION <text:line-break/> <text:s/>WHEN unique_violation THEN return '5'; <text:line-break/> <text:s/>WHEN not_null_violation THEN return '4'; <text:line-break/> <text:s/>WHEN foreign_key_violation THEN return '3'; <text:line-break/> <text:line-break/><text:span text:style-name="T17">END<text:line-break/>$BODY$<text:line-break/>language PLPGsql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----------------------------------------------------------------------------</text:p>
      <text:p text:style-name="P24"><text:soft-page-break/></text:p>
      <text:p text:style-name="P28"><text:span text:style-name="T1">CREATE OR REPLACE FUNCTION </text:span><text:span text:style-name="T11"><text:s/>pri_insCli</text:span><text:span text:style-name="T13">3</text:span><text:span text:style-name="T11">(a integer, b text, c integer, d integer) returns text as</text:span></text:p>
      <text:p text:style-name="P30"><text:span text:style-name="T4"><text:line-break/>$BODY$<text:line-break/>DECLARE<text:line-break/> <text:s/></text:span><text:span text:style-name="T10">sql</text:span><text:span text:style-name="T4"> text;</text:span></text:p>
      <text:p text:style-name="P32"><text:line-break/>BEGIN</text:p>
      <text:p text:style-name="P32"><text:span text:style-name="T18"><text:s text:c="2"/></text:span><text:span text:style-name="T22">sql := ‘INSERT into clientes values (‘ || a || ‘ , "‘ || b || ‘" , ‘ || c || ‘ , ‘ || d || ‘)’ ;</text:span><text:line-break/> <text:s/>return <text:span text:style-name="T18">sql</text:span>; </text:p>
      <text:p text:style-name="P26"><text:line-break/>EXCEPTION <text:line-break/> <text:s/>WHEN unique_violation THEN return '5'; <text:line-break/> <text:s/>WHEN not_null_violation THEN return '4'; <text:line-break/> <text:s/>WHEN foreign_key_violation THEN return '3'; <text:line-break/> <text:line-break/><text:span text:style-name="T17">END<text:line-break/>$BODY$<text:line-break/>language PLPGsql;</text:span></text:p>
      <text:p text:style-name="P33"/>
      <text:p text:style-name="P3">CREATE OR REPLACE FUNCTION pri_sel(id_cli integer)<text:line-break/>RETURNS text AS<text:line-break/>$$<text:line-break/>DECLARE<text:line-break/> <text:tab/>result text := '';<text:line-break/> <text:tab/>searchsql text := '';<text:line-break/> <text:tab/>res_select record;<text:line-break/>BEGIN<text:line-break/> <text:tab/>searchsql := 'SELECT * FROM clientes WHERE num_clie = ' || $1;<text:line-break/> <text:s/><text:line-break/><text:tab/> FOR res_select IN EXECUTE(searchsql) LOOP<text:line-break/><text:tab/><text:tab/> IF result &gt; '' THEN<text:line-break/> <text:tab/><text:tab/><text:tab/>result := result || ';' || res_select.num_clie || '= ' || res_select;<text:line-break/><text:tab/><text:tab/> ELSE<text:line-break/> <text:tab/><text:tab/><text:tab/>result := res_select.num_clie || '= ' ||res_select;<text:line-break/><text:tab/><text:tab/> END IF;<text:line-break/> <text:tab/>END LOOP;<text:line-break/> <text:tab/>IF result = '' THEN<text:line-break/> <text:tab/><text:tab/>result := 'Dades inexistents';<text:line-break/><text:tab/>END IF;<text:line-break/><text:line-break/> <text:s text:c="2"/><text:tab/>RETURN searchsql || ': ' || result;<text:line-break/>EXCEPTION <text:line-break/> <text:s/><text:tab/>WHEN others THEN return '5';<text:line-break/>END;<text:line-break/>$$<text:line-break/>LANGUAGE 'plpgsql' IMMUTABLE;<text:line-break/></text:p>
      <text:p text:style-name="P21"/>
      <text:p text:style-name="P2"><text:line-break/>CREATE OR REPLACE FUNCTION dni_correct(dni varchar)<text:line-break/><text:soft-page-break/>RETURNS text AS<text:line-break/>$$<text:line-break/>DECLARE<text:line-break/> <text:tab/>ret varchar := '1';</text:p>
      <text:p text:style-name="P22"><text:s/><text:tab/>partnum numeric(8);</text:p>
      <text:p text:style-name="P23"><text:span text:style-name="T14"><text:tab/></text:span>cadena varchar := 'TRWAGMYFPDXBNJZSQVHLCKE';<text:span text:style-name="T14"><text:line-break/>BEGIN<text:line-break/> <text:tab/>IF char_length(dni) != 9 THEN<text:line-break/><text:tab/><text:tab/> ret := 'LONGITUD INCORRECTA';<text:line-break/><text:tab/>ELSE<text:line-break/> <text:tab/><text:tab/>partnum = substr (dni, 1, 8);</text:span></text:p>
      <text:p text:style-name="P1"><text:tab/><text:tab/>....</text:p>
      <text:p text:style-name="P1"><text:tab/><text:tab/>....<text:line-break/><text:tab/>END IF<text:line-break/><text:span text:style-name="T15">END</text:span><text:tab/><text:line-break/>$$<text:line-break/>LANGUAGE 'plpgsql' IMMUTABLE;</text:p>
      <text:p text:style-name="P11"/>
      <text:p text:style-name="P11"/>
      <text:p text:style-name="P5">Pràctica:</text:p>
      <text:p text:style-name="P9"><text:span text:style-name="T5">- Escriure </text:span><text:span text:style-name="T7">un</text:span><text:span text:style-name="T6"> procediment </text:span><text:span text:style-name="T8">emmagatzemat </text:span><text:span text:style-name="T6">de control del DNI correcte, validant també que la lletra del dni sigui la corresponent al número.</text:span></text:p>
      <text:p text:style-name="P7"/>
      <text:p text:style-name="P10"><text:span text:style-name="T6">- </text:span><text:span text:style-name="T7">Escriure </text:span><text:span text:style-name="T8">un procediment emmagatzemat <text:s/>que rebi les dades d'un pacient i l'inserti a la taula de pacients. Si hi ha algun error a l'insertar l'ha de visualitzar. Si no hi ha cap error ha de dir 'Pacient Insertat Correctament'.</text:span></text:p>
      <text:p text:style-name="P8"/>
      <text:p text:style-name="P18"><text:span text:style-name="T5">S'han de controlar els </text:span><text:span text:style-name="T9">següents </text:span><text:span text:style-name="T5">erro</text:span><text:span text:style-name="T9">r</text:span><text:span text:style-name="T5">s </text:span><text:span text:style-name="T9">retornant un text explicatiu de cada error</text:span><text:span text:style-name="T5">:</text:span></text:p>
      <text:p text:style-name="P19">1) clau principal duplicada</text:p>
      <text:p text:style-name="P19">2) clau única duplicada</text:p>
      <text:p text:style-name="P20">3) clau forana inexistent</text:p>
      <text:p text:style-name="P19"/>
      <text:p text:style-name="P6">- Cridar a la funció de validació de num. de dni abans de fer l'insert. Si el dni no és correcte no es podrà fer l'Insert</text:p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8T10:53:36.305140900</dc:date>
    <meta:editing-duration>PT1H40M28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3" meta:paragraph-count="33" meta:word-count="471" meta:character-count="3091" meta:non-whitespace-character-count="2510"/>
  </office:meta>
</office:document-meta>
</file>